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A00000207F677388F.png"/>
  <manifest:file-entry manifest:media-type="image/png" manifest:full-path="Pictures/100002010000020B00000204BBFEAB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1.875cm" svg:y="1.508cm" svg:width="13.839cm" svg:height="13.654cm" draw:z-index="0"><draw:image xlink:href="Pictures/100002010000020B00000204BBFEABF7.png" xlink:type="simple" xlink:show="embed" xlink:actuate="onLoad"/></draw:frame>Lab 5 Outpu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2" text:anchor-type="paragraph" svg:x="1.677cm" svg:y="0.238cm" svg:width="14.236cm" svg:height="13.734cm" draw:z-index="1"><draw:image xlink:href="Pictures/100002010000021A00000207F677388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Bowden</meta:initial-creator>
    <meta:creation-date>2019-11-03T15:38:16.28</meta:creation-date>
    <meta:document-statistic meta:table-count="0" meta:image-count="2" meta:object-count="0" meta:page-count="2" meta:paragraph-count="1" meta:word-count="3" meta:character-count="12"/>
    <dc:date>2019-11-03T15:40:01.78</dc:date>
    <dc:creator>Lukas Bowden</dc:creator>
    <meta:editing-duration>PT1M47S</meta:editing-duration>
    <meta:editing-cycles>1</meta:editing-cycles>
    <meta:generator>OpenOffice/4.1.6$Win32 OpenOffice.org_project/416m1$Build-9790</meta:generator>
  </office:meta>
</office:document-meta>
</file>